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b0d0" officeooo:paragraph-rsid="0016b0d0"/>
    </style:style>
    <style:style style:name="P2" style:family="paragraph" style:parent-style-name="Standard">
      <style:text-properties officeooo:rsid="0017c505" officeooo:paragraph-rsid="0017c505"/>
    </style:style>
    <style:style style:name="P3" style:family="paragraph" style:parent-style-name="Standard">
      <style:text-properties officeooo:rsid="0018ee4b" officeooo:paragraph-rsid="0018ee4b"/>
    </style:style>
    <style:style style:name="P4" style:family="paragraph" style:parent-style-name="Standard">
      <style:text-properties officeooo:rsid="001a11c0" officeooo:paragraph-rsid="001a11c0"/>
    </style:style>
    <style:style style:name="P5" style:family="paragraph" style:parent-style-name="Standard">
      <style:text-properties officeooo:rsid="001bb3e8" officeooo:paragraph-rsid="001bb3e8"/>
    </style:style>
    <style:style style:name="P6" style:family="paragraph" style:parent-style-name="Standard">
      <style:text-properties officeooo:paragraph-rsid="001bb3e8"/>
    </style:style>
    <style:style style:name="P7" style:family="paragraph" style:parent-style-name="Standard">
      <style:text-properties officeooo:rsid="001d7292" officeooo:paragraph-rsid="001d7292"/>
    </style:style>
    <style:style style:name="T1" style:family="text">
      <style:text-properties officeooo:rsid="0018ee4b"/>
    </style:style>
    <style:style style:name="T2" style:family="text">
      <style:text-properties officeooo:rsid="001a11c0"/>
    </style:style>
    <style:style style:name="T3" style:family="text">
      <style:text-properties officeooo:rsid="001bb3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Государственное образовательное учреждение высшего профессионального образования</text:p>
      <text:p text:style-name="Standard">«Московский Государственный Технический Университет имени Н. Э. Баумана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ОТЧЕТ</text:p>
      <text:p text:style-name="Standard">По лабораторной работе №1 (часть 1)</text:p>
      <text:p text:style-name="Standard">По курсу «Операционные системы»</text:p>
      <text:p text:style-name="Standard">Тема: «Прерывание таймера INT 08h и его функции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Студент:</text:p>
      <text:p text:style-name="Standard"><text:span text:style-name="T3">Котов</text:span> <text:span text:style-name="T3">Н</text:span>. <text:span text:style-name="T3">Д</text:span>.</text:p>
      <text:p text:style-name="Standard">Группа:</text:p>
      <text:p text:style-name="Standard">ИУ7-5<text:span text:style-name="T3">4</text:span></text:p>
      <text:p text:style-name="Standard">Преподаватель:</text:p>
      <text:p text:style-name="Standard">Рязанова Н. Ю.</text:p>
      <text:p text:style-name="P5"/>
      <text:p text:style-name="P5"/>
      <text:p text:style-name="P5"/>
      <text:p text:style-name="P5"/>
      <text:p text:style-name="P5">Москва, 2019</text:p>
      <text:p text:style-name="P1"><text:soft-page-break/>Листинг прерывания <text:span text:style-name="T1">INT 08h</text:span>:</text:p>
      <text:p text:style-name="Standard"/>
      <text:p text:style-name="Standard">; <text:span text:style-name="T1">вызов подпрограммы sub_1</text:span></text:p>
      <text:p text:style-name="Standard">020A:0746 <text:s/>E8 0070<text:tab/><text:tab/><text:tab/><text:tab/>call<text:tab/>sub_1<text:tab/><text:tab/><text:tab/>; (07B9)</text:p>
      <text:p text:style-name="P3">; сохранение регистров</text:p>
      <text:p text:style-name="Standard">020A:0749 <text:s/>06<text:tab/><text:tab/><text:tab/><text:tab/><text:tab/>push<text:tab/>es</text:p>
      <text:p text:style-name="Standard">020A:074A <text:s/>1E<text:tab/><text:tab/><text:tab/><text:tab/><text:tab/>push<text:tab/>ds</text:p>
      <text:p text:style-name="Standard">020A:074B <text:s/>50<text:tab/><text:tab/><text:tab/><text:tab/><text:tab/>push<text:tab/>ax</text:p>
      <text:p text:style-name="Standard">020A:074C <text:s/>52<text:tab/><text:tab/><text:tab/><text:tab/><text:tab/>push<text:tab/>dx</text:p>
      <text:p text:style-name="Standard">020A:074D <text:s/>B8 0040<text:tab/><text:tab/><text:tab/><text:tab/>mov<text:tab/>ax,40h</text:p>
      <text:p text:style-name="Standard">020A:0750 <text:s/>8E D8<text:tab/><text:tab/><text:tab/><text:tab/>mov<text:tab/>ds,ax</text:p>
      <text:p text:style-name="Standard">020A:0752 <text:s/>33 C0<text:tab/><text:tab/><text:tab/><text:tab/>xor<text:tab/>ax,ax<text:tab/><text:tab/><text:tab/>; Zero register</text:p>
      <text:p text:style-name="Standard">020A:0754 <text:s/>8E C0<text:tab/><text:tab/><text:tab/><text:tab/>mov<text:tab/>es,ax</text:p>
      <text:p text:style-name="Standard">; <text:span text:style-name="T1">инкремент счетчика суточного времени</text:span></text:p>
      <text:p text:style-name="Standard">020A:0756 <text:s/>FF 06 006C<text:tab/><text:tab/><text:tab/><text:tab/>inc<text:tab/>word ptr ds:[6Ch]<text:tab/>; (0040:006C=0C3CBh)</text:p>
      <text:p text:style-name="Standard">020A:075A <text:s/>75 04<text:tab/><text:tab/><text:tab/><text:tab/>jnz<text:tab/>loc_1<text:tab/><text:tab/><text:tab/>; Jump if not zero</text:p>
      <text:p text:style-name="Standard">020A:075C <text:s/>FF 06 006E<text:tab/><text:tab/><text:tab/><text:tab/>inc<text:tab/>word ptr ds:[6Eh]<text:tab/>; (0040:006E=2)</text:p>
      <text:p text:style-name="Standard">; <text:span text:style-name="T1">сброс счетчика суточного времени при наступлении новых суток</text:span></text:p>
      <text:p text:style-name="Standard">020A:0760<text:tab/><text:tab/><text:tab/>loc_1:<text:tab/><text:tab/><text:tab/><text:tab/><text:tab/><text:tab/>; <text:s/>xref 020A:075A</text:p>
      <text:p text:style-name="Standard">020A:0760 <text:s/>83 3E 006E 18<text:tab/><text:tab/><text:tab/>cmp<text:tab/>word ptr ds:[6Eh],18h<text:tab/>; (0040:006E=2)</text:p>
      <text:p text:style-name="Standard">020A:0765 <text:s/>75 15<text:tab/><text:tab/><text:tab/><text:tab/>jne<text:tab/>loc_2<text:tab/><text:tab/><text:tab/>; Jump if not equal</text:p>
      <text:p text:style-name="Standard">020A:0767 <text:s/>81 3E 006C 00B0<text:tab/><text:tab/><text:tab/>cmp<text:tab/>word ptr ds:[6Ch],0B0h<text:tab/>; (0040:006C=0C3CBh)</text:p>
      <text:p text:style-name="Standard">020A:076D <text:s/>75 0D<text:tab/><text:tab/><text:tab/><text:tab/>jne<text:tab/>loc_2<text:tab/><text:tab/><text:tab/>; Jump if not equal</text:p>
      <text:p text:style-name="Standard">020A:076F <text:s/>A3 006E<text:tab/><text:tab/><text:tab/><text:tab/>mov<text:tab/>word ptr ds:[6Eh],ax<text:tab/>; (0040:006E=2)</text:p>
      <text:p text:style-name="Standard">020A:0772 <text:s/>A3 006C<text:tab/><text:tab/><text:tab/><text:tab/>mov<text:tab/>word ptr ds:[6Ch],ax<text:tab/>; (0040:006C=0C3CBh)</text:p>
      <text:p text:style-name="Standard">; <text:span text:style-name="T1">установка флага прошедших суток</text:span></text:p>
      <text:p text:style-name="Standard">020A:0775 <text:s/>C6 06 0070 01<text:tab/><text:tab/><text:tab/>mov<text:tab/>byte ptr ds:[70h],1<text:tab/>; (0040:0070=0)</text:p>
      <text:p text:style-name="Standard">020A:077A <text:s/>0C 08<text:tab/><text:tab/><text:tab/><text:tab/>or<text:tab/>al,8</text:p>
      <text:p text:style-name="Standard">; <text:span text:style-name="T1">декремент счетчика времени до остановки дисковода</text:span></text:p>
      <text:p text:style-name="Standard">020A:077C<text:tab/><text:tab/><text:tab/>loc_2:<text:tab/><text:tab/><text:tab/><text:tab/><text:tab/><text:tab/>; <text:s/>xref 020A:0765, 076D</text:p>
      <text:p text:style-name="Standard">020A:077C <text:s/>50<text:tab/><text:tab/><text:tab/><text:tab/><text:tab/>push<text:tab/>ax</text:p>
      <text:p text:style-name="Standard">020A:077D <text:s/>FE 0E 0040<text:tab/><text:tab/><text:tab/><text:tab/>dec<text:tab/>byte ptr ds:[40h] ; (0040:0040=0F9h)</text:p>
      <text:p text:style-name="Standard">; <text:span text:style-name="T1">посылка сигнала на отключение моторчика дисковода</text:span></text:p>
      <text:p text:style-name="Standard">020A:0781 <text:s/>75 0B<text:tab/><text:tab/><text:tab/><text:tab/>jnz<text:tab/>loc_3<text:tab/><text:tab/><text:tab/>; Jump if not zero</text:p>
      <text:p text:style-name="Standard">020A:0783 <text:s/>80 26 003F F0<text:tab/><text:tab/><text:tab/>and<text:tab/>byte ptr ds:[3Fh],0F0h<text:tab/>; (0040:003F=0)</text:p>
      <text:p text:style-name="Standard">020A:0788 <text:s/>B0 0C<text:tab/><text:tab/><text:tab/><text:tab/>mov<text:tab/>al,0Ch</text:p>
      <text:p text:style-name="Standard">020A:078A <text:s/>BA 03F2<text:tab/><text:tab/><text:tab/><text:tab/>mov<text:tab/>dx,3F2h</text:p>
      <text:p text:style-name="P6">020A:078D <text:s/>EE<text:tab/><text:tab/><text:tab/><text:tab/><text:tab/>out<text:tab/>dx,al<text:tab/><text:tab/><text:tab/>; port 3F2h, dsk0 </text:p>
      <text:p text:style-name="P6"><text:s text:c="130"/>; contrl output</text:p>
      <text:p text:style-name="Standard">; <text:span text:style-name="T1">проверка возможности вызова прерываний</text:span></text:p>
      <text:p text:style-name="Standard">020A:078E<text:tab/><text:tab/><text:tab/>loc_3:<text:tab/><text:tab/><text:tab/><text:tab/><text:tab/><text:tab/>; <text:s/>xref 020A:0781</text:p>
      <text:p text:style-name="Standard">020A:078E <text:s/>58<text:tab/><text:tab/><text:tab/><text:tab/><text:tab/>pop<text:tab/>ax</text:p>
      <text:p text:style-name="Standard">020A:078F <text:s/>F7 06 0314 0004<text:tab/><text:tab/><text:tab/>test<text:tab/>word ptr ds:[314h],4<text:tab/>; (0040:0314=3200h)</text:p>
      <text:p text:style-name="Standard">020A:0795 <text:s/>75 0C<text:tab/><text:tab/><text:tab/><text:tab/>jnz<text:tab/>loc_4<text:tab/><text:tab/><text:tab/>; Jump if not zero</text:p>
      <text:p text:style-name="Standard">020A:0797 <text:s/>9F<text:tab/><text:tab/><text:tab/><text:tab/><text:tab/>lahf<text:tab/><text:tab/><text:tab/><text:tab/>; Load ah</text:p>
      <text:p text:style-name="Standard">020A:0798 <text:s/>86 E0<text:tab/><text:tab/><text:tab/><text:tab/>xchg<text:tab/>ah,al</text:p>
      <text:p text:style-name="Standard">020A:079A <text:s/>50<text:tab/><text:tab/><text:tab/><text:tab/><text:tab/>push<text:tab/>ax</text:p>
      <text:p text:style-name="Standard">; <text:span text:style-name="T1">вызов пользовательского прерывания</text:span></text:p>
      <text:p text:style-name="Standard">020A:079B <text:s/>26: FF 1E 0070<text:tab/><text:tab/><text:tab/>call<text:tab/>dword ptr es:[70h]<text:tab/>; (0000:0070=6ADh)</text:p>
      <text:p text:style-name="Standard"><text:soft-page-break/>020A:07A0 <text:s/>EB 03<text:tab/><text:tab/><text:tab/><text:tab/>jmp<text:tab/>short loc_5<text:tab/><text:tab/>; (07A5)</text:p>
      <text:p text:style-name="Standard">020A:07A2 <text:s/>90<text:tab/><text:tab/><text:tab/><text:tab/><text:tab/>nop</text:p>
      <text:p text:style-name="Standard">020A:07A3<text:tab/><text:tab/><text:tab/>loc_4:<text:tab/><text:tab/><text:tab/><text:tab/><text:tab/><text:tab/>; <text:s/>xref 020A:0795</text:p>
      <text:p text:style-name="Standard">020A:07A3 <text:s/>CD 1C<text:tab/><text:tab/><text:tab/><text:tab/>int<text:tab/>1Ch<text:tab/><text:tab/><text:tab/>; Timer break (call each 18.2ms)</text:p>
      <text:p text:style-name="Standard">020A:07A5<text:tab/><text:tab/><text:tab/>loc_5:<text:tab/><text:tab/><text:tab/><text:tab/><text:tab/><text:tab/>; <text:s/>xref 020A:07A0</text:p>
      <text:p text:style-name="Standard">020A:07A5 <text:s/>E8 0011<text:tab/><text:tab/><text:tab/><text:tab/>call<text:tab/>sub_1<text:tab/><text:tab/><text:tab/>; (07B9)</text:p>
      <text:p text:style-name="Standard">; <text:span text:style-name="T1">отправа сигнала «end of interrupt» контроллеру прерываний</text:span></text:p>
      <text:p text:style-name="Standard">020A:07A8 <text:s/>B0 20<text:tab/><text:tab/><text:tab/><text:tab/>mov<text:tab/>al,20h<text:tab/><text:tab/><text:tab/>; ' '</text:p>
      <text:p text:style-name="Standard">020A:07AA <text:s/>E6 20<text:tab/><text:tab/><text:tab/><text:tab/>out<text:tab/>20h,al<text:tab/><text:tab/><text:tab/>; port 20h, 8259-1</text:p>
      <text:p text:style-name="Standard">; <text:span text:style-name="T2">восстановление регистров</text:span></text:p>
      <text:p text:style-name="Standard">020A:07AC <text:s/>5A<text:tab/><text:tab/><text:tab/><text:tab/><text:tab/>pop<text:tab/>dx</text:p>
      <text:p text:style-name="Standard">020A:07AD <text:s/>58<text:tab/><text:tab/><text:tab/><text:tab/><text:tab/>pop<text:tab/>ax</text:p>
      <text:p text:style-name="Standard">020A:07AE <text:s/>1F<text:tab/><text:tab/><text:tab/><text:tab/><text:tab/>pop<text:tab/>ds</text:p>
      <text:p text:style-name="Standard">020A:07AF <text:s/>07<text:tab/><text:tab/><text:tab/><text:tab/><text:tab/>pop<text:tab/>es<text:line-break/>; <text:span text:style-name="T2">переход к метке в сторону завершения работы прерывания</text:span></text:p>
      <text:p text:style-name="Standard">;020A:07B0 <text:s/>E9 FE99<text:tab/><text:tab/><text:tab/><text:tab/>jmp<text:tab/>$-164h</text:p>
      <text:p text:style-name="P2">;;;;;;;;;;;;</text:p>
      <text:p text:style-name="P2">020A:06AC <text:s/>CF<text:tab/><text:tab/><text:tab/><text:tab/><text:tab/>iret</text:p>
      <text:p text:style-name="P2"/>
      <text:p text:style-name="P1">Листинг subrouting:</text:p>
      <text:p text:style-name="P1"/>
      <text:p text:style-name="P1">020A:07B9<text:tab/><text:tab/><text:tab/>sub_1<text:tab/><text:tab/>proc<text:tab/>near</text:p>
      <text:p text:style-name="P1">020A:07B9 <text:s/>1E<text:tab/><text:tab/><text:tab/><text:tab/><text:tab/>push<text:tab/>ds</text:p>
      <text:p text:style-name="P1">020A:07BA <text:s/>50<text:tab/><text:tab/><text:tab/><text:tab/><text:tab/>push<text:tab/>ax</text:p>
      <text:p text:style-name="P1">020A:07BB <text:s/>B8 0040<text:tab/><text:tab/><text:tab/><text:tab/>mov<text:tab/>ax,40h</text:p>
      <text:p text:style-name="P1">020A:07BE <text:s/>8E D8<text:tab/><text:tab/><text:tab/><text:tab/>mov<text:tab/>ds,ax</text:p>
      <text:p text:style-name="P1">020A:07C0 <text:s/>9F<text:tab/><text:tab/><text:tab/><text:tab/><text:tab/>lahf<text:tab/><text:tab/><text:tab/><text:tab/>; Load ah from flags</text:p>
      <text:p text:style-name="P1">020A:07C1 <text:s/>F7 06 0314 2400<text:tab/><text:tab/><text:tab/>test<text:tab/>word ptr ds:[314h],2400h<text:tab/>; (0040:0314=3200h)</text:p>
      <text:p text:style-name="P1">020A:07C7 <text:s/>75 0C<text:tab/><text:tab/><text:tab/><text:tab/>jnz<text:tab/>loc_7<text:tab/><text:tab/><text:tab/>; Jump if not zero</text:p>
      <text:p text:style-name="P1">; <text:span text:style-name="T2">запрет вызова прерываний</text:span></text:p>
      <text:p text:style-name="P1">020A:07C9 <text:s/>F0&gt; 81 26 0314 FDFF<text:tab/> <text:s text:c="26"/>lock<text:tab/>and<text:tab/>word ptr ds:[314h],0FDFFh<text:tab/>; (0040:0314=3200h)</text:p>
      <text:p text:style-name="P1">020A:07D0<text:tab/><text:tab/><text:tab/>loc_6:<text:tab/><text:tab/><text:tab/><text:tab/><text:tab/><text:tab/>; <text:s/>xref 020A:07D6</text:p>
      <text:p text:style-name="P1">020A:07D0 ú9E<text:tab/><text:tab/><text:tab/><text:tab/><text:tab/>sahf<text:tab/><text:tab/><text:tab/><text:tab/>; Store ah into flags</text:p>
      <text:p text:style-name="P1">020A:07D1 <text:s/>58<text:tab/><text:tab/><text:tab/><text:tab/><text:tab/>pop<text:tab/>ax</text:p>
      <text:p text:style-name="P1">020A:07D2 <text:s/>1F<text:tab/><text:tab/><text:tab/><text:tab/><text:tab/>pop<text:tab/>ds</text:p>
      <text:p text:style-name="P1">020A:07D3 <text:s/>EB 03<text:tab/><text:tab/><text:tab/><text:tab/>jmp<text:tab/>short loc_ret_8<text:tab/><text:tab/>; (07D8)</text:p>
      <text:p text:style-name="P1">020A:07D5<text:tab/><text:tab/><text:tab/>loc_7:<text:tab/><text:tab/><text:tab/><text:tab/><text:tab/><text:tab/>; <text:s/>xref 020A:07C7</text:p>
      <text:p text:style-name="P1">020A:07D5 <text:s/>FA<text:tab/><text:tab/><text:tab/><text:tab/><text:tab/>cli<text:tab/><text:tab/><text:tab/><text:tab/>; Disable interrupts</text:p>
      <text:p text:style-name="P1">020A:07D6 <text:s/>EB F8<text:tab/><text:tab/><text:tab/><text:tab/>jmp<text:tab/>short loc_6<text:tab/><text:tab/>; (07D0)</text:p>
      <text:p text:style-name="P1"/>
      <text:p text:style-name="P1">020A:07D8<text:tab/><text:tab/><text:tab/>loc_ret_8:<text:tab/><text:tab/><text:tab/><text:tab/><text:tab/>; <text:s/>xref 020A:07D3</text:p>
      <text:p text:style-name="P1">020A:07D8 <text:s/>C3<text:tab/><text:tab/><text:tab/><text:tab/><text:tab/>retn</text:p>
      <text:p text:style-name="P1"><text:tab/><text:tab/><text:tab/><text:tab/>sub_1<text:tab/><text:tab/>endp</text:p>
      <text:p text:style-name="P1"/>
      <text:p text:style-name="P4">Дизассемблирование выполнено в Windows XP x86 с помощью Sourcer 8.01</text:p>
      <text:p text:style-name="P4"/>
      <text:p text:style-name="P7"><text:soft-page-break/>Схема прерывания INT 08h</text:p>
      <text:p text:style-name="P7">Схема прерывания подпрограммы sub_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2:54:14.777974659</meta:creation-date>
    <dc:date>2019-09-20T11:00:11.415337095</dc:date>
    <meta:editing-duration>PT18M3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4" meta:paragraph-count="103" meta:word-count="620" meta:character-count="4199" meta:non-whitespace-character-count="3156"/>
  </office:meta>
</office:document-meta>
</file>